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text-properties officeooo:paragraph-rsid="001c488b"/>
    </style:style>
    <style:style style:name="P3" style:family="paragraph" style:parent-style-name="Heading_20_1">
      <style:text-properties officeooo:rsid="001d846e" officeooo:paragraph-rsid="001d846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Здесь не исправлена проблема с размерами</text:h>
      <text:h text:style-name="Heading_20_1" text:outline-level="1">A Classic Flutter App</text:h>
      <text:p text:style-name="Text_20_body">Review the UI of a Flutter application that’s tailored for smartphones.</text:p>
      <text:p text:style-name="Text_20_body">We'll cover the following</text:p>
      <text:list xml:id="list2615435264" text:style-name="L1">
        <text:list-item>
          <text:p text:style-name="P5"><text:a xlink:type="simple" xlink:href="https://www.educative.io/courses/responsive-and-adaptive-ui-in-flutter/YQYg5J2V830#Getting-started" text:style-name="Internet_20_link" text:visited-style-name="Visited_20_Internet_20_Link">Getting started</text:a></text:p>
        </text:list-item>
        <text:list-item>
          <text:p text:style-name="P5"><text:a xlink:type="simple" xlink:href="https://www.educative.io/courses/responsive-and-adaptive-ui-in-flutter/YQYg5J2V830#The-app-data" text:style-name="Internet_20_link" text:visited-style-name="Visited_20_Internet_20_Link">The app data</text:a></text:p>
        </text:list-item>
        <text:list-item>
          <text:p text:style-name="P5"><text:a xlink:type="simple" xlink:href="https://www.educative.io/courses/responsive-and-adaptive-ui-in-flutter/YQYg5J2V830#The-course-view" text:style-name="Internet_20_link" text:visited-style-name="Visited_20_Internet_20_Link">The course view</text:a></text:p>
        </text:list-item>
        <text:list-item>
          <text:p text:style-name="P5"><text:a xlink:type="simple" xlink:href="https://www.educative.io/courses/responsive-and-adaptive-ui-in-flutter/YQYg5J2V830#Other-pages" text:style-name="Internet_20_link" text:visited-style-name="Visited_20_Internet_20_Link">Other pages</text:a></text:p>
        </text:list-item>
        <text:list-item>
          <text:p text:style-name="P4"><text:a xlink:type="simple" xlink:href="https://www.educative.io/courses/responsive-and-adaptive-ui-in-flutter/YQYg5J2V830#The-course-app" text:style-name="Internet_20_link" text:visited-style-name="Visited_20_Internet_20_Link">The course app</text:a></text:p>
        </text:list-item>
      </text:list>
      <text:section text:style-name="Sect1" text:name="widget-parent-ET-qxNHCEbetnCcfaoL4f">
        <text:p text:style-name="Text_20_body">In this chapter, we’ll look into the UI of a typical Flutter application designed to be used on a smartphone. This application allows us to see a list of courses we’re following with a visual indication of their progress. We can also see a more detailed view for each course and support screens, like a profile page and a settings page.</text:p>
        <text:p text:style-name="Text_20_body">We’ll only implement the application’s UI. All the data we’ll need is hardcoded fake data. The goal of this chapter is to identify when the UI is not responsive. Therefore, we don’t need a real data-connected application.</text:p>
        <text:h text:style-name="Heading_20_2" text:outline-level="2"><text:bookmark text:name="Getting-started"/>Getting started</text:h>
        <text:p text:style-name="Text_20_body">First, let’s have a look at the <text:span text:style-name="Source_20_Text">pubspec.yaml</text:span> file. We have added the <text:span text:style-name="Source_20_Text">device_preview</text:span> package to make it easier to switch between different devices and the <text:span text:style-name="Source_20_Text">percent_indicator</text:span> package to show the progress of each course.</text:p>
      </text:section>
      <text:section text:style-name="Sect1" text:name="widget-parent-UcM7riOwCJkNW6uWWv57r">
        <text:p text:style-name="P1">The pubspec.yaml used in the rest of this chapter</text:p>
      </text:section>
      <text:section text:style-name="Sect1" text:name="widget-parent-FpKo-BC0bIBdG2lO2W5f7">
        <text:p text:style-name="Text_20_body">In the <text:span text:style-name="Source_20_Text">pubspec.yaml</text:span> in <text:span text:style-name="Strong_20_Emphasis">lines 18 and 21</text:span>, we add the current versions of the two packages. Now, let’s see the rest of the project:</text:p>
        <text:p text:style-name="Text_20_body"/>
        <text:p text:style-name="Text_20_body"/>
      </text:section>
      <text:section text:style-name="Sect1" text:name="widget-parent-VdNpsN6jnMvdd8s7iSk0I">
        <text:p text:style-name="Text_20_body">The <text:span text:style-name="Source_20_Text">main.dart</text:span> file contains the start of the application. It consists of a <text:span text:style-name="Source_20_Text">DevicePreview</text:span> widget from the <text:span text:style-name="Source_20_Text">device_preview</text:span> package in <text:span text:style-name="Strong_20_Emphasis">line 15</text:span>. This widget lets us easily change the device used to render the application directly from a web window. In <text:span text:style-name="Strong_20_Emphasis">line 28</text:span>, we set the <text:span text:style-name="Source_20_Text">CourseList</text:span> widget as the home of the application, which is a list of courses.</text:p>
        <text:p text:style-name="Text_20_body">The <text:span text:style-name="Source_20_Text">CourseList</text:span> widget in <text:span text:style-name="Source_20_Text">course_list.dart</text:span> contains a <text:span text:style-name="Source_20_Text">Scaffold</text:span> in <text:span text:style-name="Strong_20_Emphasis">line 12</text:span> whose body is a list of <text:span text:style-name="Source_20_Text">CourseView</text:span> widgets. Each of them represents a single course that we’re following. The data of our application comes from a pure Dart data class called <text:span text:style-name="Source_20_Text">Course</text:span>. This class provides a static method with the fake data for the application in the form of a <text:span text:style-name="Source_20_Text">Course.shortList</text:span>. We use its content in course_list.dart in <text:span text:style-name="Strong_20_Emphasis">line 22</text:span> and its size in <text:span text:style-name="Strong_20_Emphasis">line 24</text:span>.</text:p>
        <text:h text:style-name="Heading_20_2" text:outline-level="2"><text:bookmark text:name="The-app-data"/><text:soft-page-break/>The app data</text:h>
        <text:p text:style-name="Text_20_body">We define a <text:span text:style-name="Source_20_Text">course</text:span> class in <text:span text:style-name="Source_20_Text">data/course.dart</text:span>. It consists of the following:</text:p>
        <text:list xml:id="list1797776102" text:style-name="L2">
          <text:list-item>
            <text:p text:style-name="P7">A title</text:p>
          </text:list-item>
          <text:list-item>
            <text:p text:style-name="P7">A description</text:p>
          </text:list-item>
          <text:list-item>
            <text:p text:style-name="P7">A price</text:p>
          </text:list-item>
          <text:list-item>
            <text:p text:style-name="P7">The percentage indicating how much of the course we have completed</text:p>
          </text:list-item>
          <text:list-item>
            <text:p text:style-name="P7">A list of lesson titles</text:p>
          </text:list-item>
          <text:list-item>
            <text:p text:style-name="P6">A color associated with the course</text:p>
          </text:list-item>
        </text:list>
        <text:p text:style-name="Text_20_body">It also has a way to generate a list of lesson titles from <text:span text:style-name="Strong_20_Emphasis">lines 20 to 25</text:span>, which adds some data to the courses in the static property in <text:span text:style-name="Strong_20_Emphasis">line 28</text:span>. These courses will be shown in the application.</text:p>
        <text:h text:style-name="Heading_20_2" text:outline-level="2"><text:bookmark text:name="The-course-view"/>The course view</text:h>
        <text:p text:style-name="Text_20_body">In <text:span text:style-name="Source_20_Text">course_view.dart</text:span>, we define the UI for each course in the list of courses. A <text:span text:style-name="Source_20_Text">CourseView</text:span> widget consists of a <text:span text:style-name="Source_20_Text">Card</text:span> wrapped in an <text:span text:style-name="Source_20_Text">InkWell</text:span> widget to navigate to a detail page of the course when tapping the card. We navigate to the details screen using <text:span text:style-name="Source_20_Text">Navigator</text:span> from <text:span text:style-name="Strong_20_Emphasis">lines 21 to 24</text:span>.</text:p>
        <text:p text:style-name="Text_20_body">In the card, we have a <text:span text:style-name="Source_20_Text">Column</text:span> containing the following:</text:p>
        <text:list xml:id="list2249649764" text:style-name="L3">
          <text:list-item>
            <text:p text:style-name="P8"><text:span text:style-name="Strong_20_Emphasis">Line 45:</text:span> An image of the course, which we don’t have, so we replace it with a placeholder icon.</text:p>
          </text:list-item>
          <text:list-item>
            <text:p text:style-name="P8"><text:span text:style-name="Strong_20_Emphasis">Line 50:</text:span> The title of the course.</text:p>
          </text:list-item>
          <text:list-item>
            <text:p text:style-name="P8"><text:span text:style-name="Strong_20_Emphasis">Line 58:</text:span> The description of the course.</text:p>
          </text:list-item>
          <text:list-item>
            <text:p text:style-name="P8"><text:span text:style-name="Strong_20_Emphasis">Line 64:</text:span> An indication of how much of the course we have completed.</text:p>
          </text:list-item>
        </text:list>
        <text:p text:style-name="Text_20_body">In <text:span text:style-name="Source_20_Text">completed_indicator.dart</text:span>, we have the <text:span text:style-name="Source_20_Text">CompletedIndicator</text:span> widget. It consists of a bar that is filled with a given color, according to a given percentage. This widget is used to show how much of each course has been completed. It uses the <text:span text:style-name="Source_20_Text">percent_indicator</text:span> package that we added to the <text:span text:style-name="Source_20_Text">pubspec.yaml</text:span> file at the very start of this lesson.</text:p>
        <text:h text:style-name="Heading_20_2" text:outline-level="2"><text:bookmark text:name="Other-pages"/>Other pages</text:h>
        <text:p text:style-name="Text_20_body">In <text:span text:style-name="Source_20_Text">course_details.dart</text:span>, we define the <text:span text:style-name="Source_20_Text">CourseDetails</text:span> widget, which is the page that shows details about a given course. It consists of two parts:</text:p>
        <text:list xml:id="list1765761632" text:style-name="L4">
          <text:list-item>
            <text:p text:style-name="P10">A scrollable view at the top with data from the course.</text:p>
          </text:list-item>
          <text:list-item>
            <text:p text:style-name="P9">A bottom part with a <text:span text:style-name="Source_20_Text">CompletedIndicator</text:span> widget that is permanently fixed at the bottom of the page.</text:p>
          </text:list-item>
        </text:list>
        <text:p text:style-name="Text_20_body">There are a lot of fixed sizes on <text:span text:style-name="Strong_20_Emphasis">line 57</text:span> to separate the placeholder image from the information about the course. This page is probably not going to look good on larger screens.</text:p>
        <text:p text:style-name="Text_20_body">The <text:span text:style-name="Source_20_Text">profile_view.dart</text:span> file contains <text:span text:style-name="Source_20_Text">ProfileView</text:span>, a simple page with a profile image on the top, followed by a text representing the user name on the bottom. This screen can be accessed <text:soft-page-break/>from the drawer of the application. The <text:span text:style-name="Source_20_Text">SettingsView</text:span> widget in <text:span text:style-name="Source_20_Text">settings_view.dart</text:span> is a typical settings page. It contains only one setting that either enables or disables push notifications.</text:p>
        <text:p text:style-name="P2">To reach the extra pages, we need a drawer. In the <text:span text:style-name="Source_20_Text">drawer.dart</text:span> file, there’s a simple application drawer with links to the profile page and the settings page.</text:p>
        <text:p text:style-name="P2"><text:bookmark text:name="The-course-app"/>The course app</text:p>
        <text:p text:style-name="Text_20_body">Let’s look at the application we just defined. When we run the application, the initial screen shows a vertical list of courses. If we select one of them, the application navigates to the <text:span text:style-name="Source_20_Text">CourseDetail</text:span> screen of the course we selected.</text:p>
      </text:section>
      <text:section text:style-name="Sect1" text:name="widget-parent-">
        <text:p text:style-name="P1">The list of courses and the detail view</text:p>
      </text:section>
      <text:section text:style-name="Sect1" text:name="widget-parent-KEUwFquwAGq4HTlznzAsJ">
        <text:p text:style-name="Text_20_body">Navigate back to the list of courses and open the drawer by selecting the “Menu” button. From the drawer, we can navigate to the profile screen or the settings screen.</text:p>
      </text:section>
      <text:section text:style-name="Sect1" text:name="Section1">
        <text:p text:style-name="P1"><text:bookmark text:name="widget-parent-"/>The drawer menu and the extra pages</text:p>
      </text:section>
      <text:section text:style-name="Sect1" text:name="widget-parent-h4at2cBfEAbYb5m-8hvim">
        <text:p text:style-name="Text_20_body">Nice job! All screens look good in portrait mode on a smartphone. But how do you think the UI of the application behaves on larger screens?</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2:54:10.781016378</meta:creation-date>
    <dc:date>2023-07-03T13:03:07.230168546</dc:date>
    <meta:editing-duration>PT2M51S</meta:editing-duration>
    <meta:editing-cycles>2</meta:editing-cycles>
    <meta:generator>LibreOffice/7.3.7.2$Linux_X86_64 LibreOffice_project/30$Build-2</meta:generator>
    <meta:document-statistic meta:table-count="0" meta:image-count="0" meta:object-count="0" meta:page-count="3" meta:paragraph-count="47" meta:word-count="898" meta:character-count="4993" meta:non-whitespace-character-count="4159"/>
  </office:meta>
</office:document-meta>
</file>